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rzählung Baradés, Karte 3</text:p>
      <text:p text:style-name="Standard"/>
      <text:p text:style-name="Standard">Gegebenenfalls Informationen auf Fehler überprüfen.</text:p>
      <text:p text:style-name="Standard"/>
      <text:p text:style-name="P1">Gardonar war ein Mensch, ein mächtiger Zauberer, der auf den Stab des Feuers stieß. Jener Stab ist der mächtigste einer ganzen Reihe von Stäben, die von einem Unbekannten geschaffen wurden. Das alles ist schon sehr lange her und Gardonar, der die dunkle Dämonenmagie zu erforschen begonnen hatte, lernte den Stab zu kontrollieren, als er sich zum Herrscher seiner von ihm beschworenen Dämonen machte. Denn nur ein Herrscher eines Volkes kann einen jener mächtigen Stäbe kontrollieren. Doch der Stab und die Zauberkunst veränderten Gardonars Erscheinung und er wurde selbst zum Dämon, zumindest äußerlich.</text:p>
      <text:p text:style-name="P1">Die Menschen bekamen Angst und vertrieben ihn aus ihrem Reich. Er errichtete sich daraufhin im Schwarzen Gebirge einen großen weißen Turm und eine riesige Festung für seine Dämonen. Dort lebte er für lange Zeit einsam mit seinen Dienern und so zog es ihn schließlich wieder zu den Menschen. Er veränderte seine Gestalt mit einem Zauber, sodass er wieder wie ein Mensch aussah und gab sich als Händler aus. Er reiste quer durch das Königreich der Menschen und beobachtete diese voll Neugier. Er suchte einen Schüler, doch zu seinem Unglück traf er auf halsabschneiderische Wachen und wurde an den Pranger gestellt. Und als er alle Hoffnung verloren hatte unter den Menschen einen würdigen Schüler zu finden, war es ein Waisekind, ein junges Mädchen, das vom Betteln und den Abfällen der Stadtbewohner lebte, das ihm Wasser brachte als keiner sonst sich auf seine Seite stellte.</text:p>
      <text:p text:style-name="P1">So wählte er jenes junge Mädchen zu seiner Schülerin und nahm es mit zu seinem Turm.</text:p>
      <text:p text:style-name="P1">Viel Jahre vergingen und das Mädchen wurde zur Frau, einer mächtigen Zauberin, der Gardonar sein Wissen vermittelt und sie viel gelehrt hatte. Doch Gardonar sagte íhr, sie müsse mehr von der Welt sehen und er könne sie nicht alles selbst lehren. So machte sie sich auf eine Reise ins Königreich der Hochelfen. Dort aber empfing man sie mit Argwohn und Furcht, da ihre Macht selbst die der mächtigsten Hochelfenmagier bei weitem übertraf.</text:p>
      <text:p text:style-name="P1">Man stellte sie als Hexe dar und es war mein Bruder, Dararos, der König der Hochelfen, der mich aussandte, sie zu verhören. Doch kam alles anders als geplant und ich verliebte mcih in sie. Ich verschwand mit ihr aus ihrem Gefängnis und gemeinsam flogen wir zu ihrem Meister Gardonar. Sie zeigte mir ihre Welt und mehr Schönheit als ich je zu träumen und vermuten gewagt hatte. Schließlich aber kehrte sie ins Gefängnis zurück, um ihre Reise fortzusetzen. Ich verweilte bei Gardonar in dessen Festung. Mein Bruder lies die Hexe zu sich bringen und sah eine große Gefahr in ihr, da er die Geschichten über ihren Meister Gardonar kannte. Er tötete sie auf's Hinterhältigste und Brutalste und Gardonar schrie auf vor Schmerz. Er teleportierte sich in meines Bruders Thronsaal, nachdem dessen Diener den Leichnam von Gardonars Schülerin auf einem großen Scheiterhaufen verbrannt hatten und tötete dessen gesamten Hofstaat. Doch mein Bruder, der selbst den Stab des Wassers besaß, war zu mächtig als dass Gardonar ihn hätte besiegen können. Sie lieferten sich ein heftiges Duell, doch letztendlich verschwand Gardonar mit dem Leichnam seiner Schülerin.</text:p>
      <text:p text:style-name="P1">Als er mir davon berichtete, was geschehen war, schwor ich ihm die Treue und Rache an meinem Bruder zu üben.</text:p>
      <text:p text:style-name="P1">Ich machte mich also auf den Weg zurück in meine Heimat und stellte meinen Bruder, konfrontierte ihn mit seiner Tat und erzählte ihm von meinen Gefühlen Gardonars Schülerin gegenüber, doch er lachte mich nur aus. Ich wurde so wütend, dass ich mein Schwert zog und ihn töten wollte. Er entwaffnete mich kurzerhand und ich wurde aus dem Königreich verbannt. So zogen mein Gefolge und ich in den großen Karornwald und wir nannten uns von da an Dunkelelfen. Einige Wochen danach ging ich erneut zu Gardonar, um ihm meine Dienste anzubieten. Dieser sagte, ich solle auf Nachricht von ihm warten und so wartete ich voller Ungeduld in meiner Festung bis schließlich, einige Wochen später, ein fliegender Dämon in meiner Festung verkündete, dass Dunkelelfen und Dämonen von nun an einen gemeinsamen Weg beschreiten würden. Er übergab mir ein Schreiben von Gardonar und verschwand wieder.</text:p>
      <text:p text:style-name="Standard"><text:soft-page-break/></text:p>
      <text:p text:style-name="Standard"/>
      <text:p text:style-name="P1">Die Sequenz endet damit, dass Baradé erklärt, dass zunächst einmal das Königreich der Menschen unterworfen werden muss, da die Menschen damals den Hochelfen zum Sieg über Gardonar verholfen haben. Bis Baradé mit seinem großen Heer abreist (alles was bisher angegriffen hat, waren mehr oder weniger Vorhuttrupps), dürfen sich die Charaktere in seiner Festung aufhalten.</text:p>
      <text:p text:style-name="P1">Außerdem teilt er ihnen mit, wie er die Orks zu seinen Verbündeten gemacht hat.</text:p>
      <text:p text:style-name="P1"/>
      <text:p text:style-name="P1">… Noch fertig schreiben.</text:p>
      <text:p text:style-name="P1">Die Karte wird wohl eine Videosequenzenkarte werden oder zumindest eine lange Sequenz enthalten.</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6.2$Linux_X86_64 LibreOffice_project/00$Build-2</meta:generator>
    <meta:initial-creator>Candid Dauth</meta:initial-creator>
    <meta:creation-date>2009-11-04T16:08:18</meta:creation-date>
    <meta:editing-cycles>17</meta:editing-cycles>
    <meta:editing-duration>PT3H4M22S</meta:editing-duration>
    <dc:date>2017-01-22T16:23:24.043157033</dc:date>
    <meta:document-statistic meta:table-count="0" meta:image-count="0" meta:object-count="0" meta:page-count="2" meta:paragraph-count="13" meta:word-count="761" meta:character-count="4778" meta:non-whitespace-character-count="4030"/>
    <meta:user-defined meta:name="Info 1"/>
    <meta:user-defined meta:name="Info 2"/>
    <meta:user-defined meta:name="Info 3"/>
    <meta:user-defined meta:name="Info 4"/>
  </office:meta>
</office:document-meta>
</file>